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2">
            <text:p>12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6-12_07-41-39_000.jpg</text:p>
          </table:table-cell>
          <table:table-cell table:style-name="ce26" office:value-type="string">
            <text:p>:m :PHOTO 起き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7" office:value-type="string">
            <text:p>2023-06-12_02-43-58_000.jpg</text:p>
          </table:table-cell>
          <table:table-cell table:style-name="ce26" office:value-type="string">
            <text:p>:m :PHOTO 寝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">
            <text:p>:m :PHOTO 寝た時刻 / 2023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8" office:value-type="string">
            <text:p>2023-06-11_18-57-58_000.jpg</text:p>
          </table:table-cell>
          <table:table-cell table:style-name="ce26" office:value-type="string">
            <text:p>:m :篠笛,shinobue #*# / session-memo:session-1 / p.1-&lt;1&gt;:genre=melody,key=h-7,session=hour-18,R=~,tempo=~,file-id=~,for=write-out:VID_20230609_18353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:篠笛,shinobue #*# / session-memo:session-1 / p.1-&lt;1&gt;:genre=melody,key=h-7,session=hour-18,R=~,tempo=~,file-id=~,for=write-out:VID_20230609_183533">
            <text:p>:m :篠笛,shinobue #*# / session-memo:session-1 / p.1-&lt;1&gt;:genre=melody,key=h-7,session=hour-18,R=~,tempo=~,file-id=~,for=write-out:VID_20230609_183533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3-06-12_14-21-45_000.jpg</text:p>
          </table:table-cell>
          <table:table-cell table:style-name="ce27" office:value-type="string">
            <text:p>:m #*# RES / free# S87DP9 記事読み / id~browser~media~machine=UEXH~yan~ya-中央日報~DT / theme=韓国；技術：持ち出し：中国,content=~,w=~ / genre=~ /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#*# RES / free# S87DP9 記事読み / id~browser~media~machine=UEXH~yan~ya-中央日報~DT / theme=韓国；技術：持ち出し：中国,content=~,w=~ / genre=~ / other=~">
            <text:p>:m #*# RES / free# S87DP9 記事読み / id~browser~media~machine=UEXH~yan~ya-中央日報~DT / theme=韓国；技術：持ち出し：中国,content=~,w=~ / genre=~ / 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 office:value-type="string">
            <text:p>2023-06-12_12-09-07_000.jpg</text:p>
          </table:table-cell>
          <table:table-cell table:style-name="ce26" office:value-type="string">
            <text:p>:m 1*1 RES / JVEMV6 64#111_?? / 『宇治拾遺物語　古本説話集　新日本古典文学大系　４２』 校注=三木紀人、他 / p.93 / w=,topic=~,publisher=~,other=ske+:sk-id.3EFF:神社、構造、名称、鳥居；ske+:sk-id.FYMD:国衙；ske+:sk-id.8GGO[オー：衣冠[いかん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1*1 RES / JVEMV6 64#111_?? / 『宇治拾遺物語　古本説話集　新日本古典文学大系　４２』 校注=三木紀人、他 / p.93 / w=,topic=~,publisher=~,other=ske+:sk-id.3EFF:神社、構造、名称、鳥居；ske+:sk-id.FYMD:国衙；ske+:sk-id.8GGO[オー：衣冠[いかん">
            <text:p>:m 1*1 RES / JVEMV6 64#111_?? / 『宇治拾遺物語　古本説話集　新日本古典文学大系　４２』 校注=三木紀人、他 / p.93 / w=,topic=~,publisher=~,other=ske+:sk-id.3EFF:神社、構造、名称、鳥居；ske+:sk-id.FYMD:国衙；ske+:sk-id.8GGO[オー：衣冠[いかん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3-06-12_16-49-01_000.jpg</text:p>
          </table:table-cell>
          <table:table-cell table:style-name="ce26" office:value-type="string">
            <text:p>:m 1*1 RES / JVEMV6 64#291_masatsu / 『摩擦の科学』 著者=河野彰夫,校注=~ / p.51 / w=真実接触面積；,topic=,publisher=~,other=list+:気体分子。沸点、融点：sheet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1*1 RES / JVEMV6 64#291_masatsu / 『摩擦の科学』 著者=河野彰夫,校注=~ / p.51 / w=真実接触面積；,topic=,publisher=~,other=list+:気体分子。沸点、融点：sheet+">
            <text:p>:m 1*1 RES / JVEMV6 64#291_masatsu / 『摩擦の科学』 著者=河野彰夫,校注=~ / p.51 / w=真実接触面積；,topic=,publisher=~,other=list+:気体分子。沸点、融点：sheet+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6-12_02-36-18_000.jpg</text:p>
          </table:table-cell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6-11_20-59-20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食べた物 ">
            <text:p>:m 食べた物 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0" office:value-type="string">
            <text:p>2023-06-12_12-53-40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6-12_07-50-05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1]=&quot;&quot;;[.C13];CONCATENATE([.C13];&quot; / &quot;;[.E11]))" office:value-type="string" office:string-value=":PHOTO 記録 / subject=２階のトイレ：流水用の、桶 / location=２階 / content=天面の、洗い場の箇所：表面の様子：カビの発生の、様子,for=定点観測,other=~">
            <text:p>:PHOTO 記録 / subject=２階のトイレ：流水用の、桶 / location=２階 / content=天面の、洗い場の箇所：表面の様子：カビの発生の、様子,for=定点観測,other=~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3-06-11_18-32-19_000.mp4</text:p>
          </table:table-cell>
          <table:table-cell table:style-name="ce26" office:value-type="string">
            <text:p>:VIDEO / @自室 / 記録 / jap.flute / 演奏、play / R=1 / genre=melody,for=~,file-piece-id=~,memo=~,session=hour-18,recording-id=~,other=~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VIDEO / @自室 / 記録 / jap.flute / 演奏、play / R=1 / genre=melody,for=~,file-piece-id=~,memo=~,session=hour-18,recording-id=~,other=~ / follow+">
            <text:p>:VIDEO / @自室 / 記録 / jap.flute / 演奏、play / R=1 / genre=melody,for=~,file-piece-id=~,memo=~,session=hour-18,recording-id=~,other=~ / follow+</text:p>
          </table:table-cell>
          <table:table-cell table:style-name="ce10" table:formula="of:=RIGHT([.B12];[.K12])" office:value-type="string" office:string-value="mp4">
            <text:p>mp4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6-12_12-52-26_000.jpg</text:p>
          </table:table-cell>
          <table:table-cell table:style-name="ce27" office:value-type="string">
            <text:p>:PHOTO 記録 / subject=２階のトイレ：流水用の、桶 / location=２階 / content=天面の、洗い場の箇所：表面の様子：カビの発生の、様子,for=定点観測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PHOTO 記録 / subject=２階のトイレ：流水用の、桶 / location=２階 / content=天面の、洗い場の箇所：表面の様子：カビの発生の、様子,for=定点観測,other=~">
            <text:p>:PHOTO 記録 / subject=２階のトイレ：流水用の、桶 / location=２階 / content=天面の、洗い場の箇所：表面の様子：カビの発生の、様子,for=定点観測,other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8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8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2">
            <text:p>12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13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12">2023/06/12</text:date>, <text:time>17:37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6-12T17:37:52.98</dc:date>
    <dc:creator>iwabuchi ken</dc:creator>
    <meta:editing-duration>P57DT3H37M30S</meta:editing-duration>
    <meta:editing-cycles>18777</meta:editing-cycles>
    <meta:document-statistic meta:table-count="2" meta:cell-count="921" meta:object-count="0"/>
    <meta:user-defined meta:name="qrichtext">1</meta:user-defined>
  </office:meta>
</office:document-meta>
</file>